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802b9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1917a3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1917a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802b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5290f4" officeooo:paragraph-rsid="00802b9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1917a3" style:font-size-asian="10pt" style:font-size-complex="10pt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802b9d" style:font-size-asian="10pt" style:font-size-complex="10pt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1a1f6" officeooo:paragraph-rsid="00802b9d" style:font-size-asian="10pt" style:font-size-complex="10pt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1pt" fo:font-weight="bold" officeooo:rsid="0019e65d" officeooo:paragraph-rsid="00802b9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1pt" officeooo:paragraph-rsid="00802b9d" style:font-size-asian="11pt" style:font-size-complex="11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erif" fo:font-size="12pt" style:text-underline-style="none" officeooo:rsid="007464de" officeooo:paragraph-rsid="00765637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7464de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200%" fo:text-align="justify" style:justify-single-word="false" fo:text-indent="2cm" style:auto-text-indent="false" style:page-number="auto" fo:background-color="transparent"/>
      <style:text-properties officeooo:paragraph-rsid="00802b9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style:font-name="Liberation Serif" fo:font-size="11pt" officeooo:paragraph-rsid="00778cf4" style:font-size-asian="11pt" style:font-size-complex="11pt"/>
    </style:style>
    <style:style style:name="P15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0pt" officeooo:rsid="0011a1f6" officeooo:paragraph-rsid="001917a3" style:font-size-asian="10pt" style:font-size-complex="10pt"/>
    </style:style>
    <style:style style:name="P1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0b629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70b5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7f4e7d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85a076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normal" officeooo:rsid="0020b629" officeooo:paragraph-rsid="0085a076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normal" officeooo:rsid="0020b629" officeooo:paragraph-rsid="00881796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bold" officeooo:rsid="0020b629" officeooo:paragraph-rsid="00270b5b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bold" officeooo:rsid="0020b629" officeooo:paragraph-rsid="007dbd92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style="normal" fo:font-weight="normal" officeooo:rsid="00802b9d" officeooo:paragraph-rsid="00270b5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style="normal" fo:font-weight="normal" officeooo:rsid="00802b9d" officeooo:paragraph-rsid="00802b9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Liberation Serif" fo:font-size="5pt" fo:font-weight="normal" officeooo:paragraph-rsid="00778cf4" style:font-size-asian="5pt" style:font-weight-asian="normal" style:font-size-complex="5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5pt" fo:font-style="normal" fo:font-weight="normal" officeooo:rsid="00795ded" officeooo:paragraph-rsid="0020b629" style:font-name-asian="Liberation Serif1" style:font-size-asian="5pt" style:font-style-asian="normal" style:font-weight-asian="normal" style:font-name-complex="Liberation Serif1" style:font-size-complex="5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5pt" fo:font-style="normal" fo:font-weight="normal" officeooo:rsid="00802b9d" officeooo:paragraph-rsid="00802b9d" style:font-name-asian="Liberation Serif1" style:font-size-asian="5pt" style:font-style-asian="normal" style:font-weight-asian="normal" style:font-name-complex="Liberation Serif1" style:font-size-complex="5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Serif" fo:font-size="11pt" style:text-underline-style="none" officeooo:rsid="007464de" officeooo:paragraph-rsid="007464de" style:font-size-asian="11pt" style:font-size-complex="11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size="12pt" style:text-underline-style="none" officeooo:rsid="007464de" officeooo:paragraph-rsid="00765637" style:font-size-asian="12pt" style:font-size-complex="12pt"/>
    </style:style>
    <style:style style:name="P32" style:family="paragraph" style:parent-style-name="Standard">
      <style:paragraph-properties fo:line-height="200%" fo:text-align="center" style:justify-single-word="false"/>
      <style:text-properties style:font-name="Liberation Serif" fo:font-size="16pt" style:text-underline-style="none" officeooo:rsid="007464de" officeooo:paragraph-rsid="00802b9d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1d7" style:font-weight-asian="bold" style:font-weight-complex="bold"/>
    </style:style>
    <style:style style:name="T3" style:family="text">
      <style:text-properties fo:font-weight="bold" style:font-weight-asian="bold" style:font-weight-complex="bold" loext:padding="0.049cm" loext:border="0.06pt solid #000000" loext:shadow="none"/>
    </style:style>
    <style:style style:name="T4" style:family="text">
      <style:text-properties fo:font-weight="bold" officeooo:rsid="007719d7" style:font-weight-asian="bold" style:font-weight-complex="bold"/>
    </style:style>
    <style:style style:name="T5" style:family="text">
      <style:text-properties fo:font-weight="bold" officeooo:rsid="00778cf4" style:font-weight-asian="bold" style:font-weight-complex="bold"/>
    </style:style>
    <style:style style:name="T6" style:family="text">
      <style:text-properties fo:font-weight="bold" officeooo:rsid="0078805f" style:font-weight-asian="bold" style:font-weight-complex="bold"/>
    </style:style>
    <style:style style:name="T7" style:family="text">
      <style:text-properties fo:font-weight="bold" officeooo:rsid="007dbd92" style:font-weight-asian="bold" style:font-weight-complex="bold"/>
    </style:style>
    <style:style style:name="T8" style:family="text">
      <style:text-properties fo:font-weight="bold" officeooo:rsid="00802b9d" style:font-weight-asian="bold" style:font-weight-complex="bold"/>
    </style:style>
    <style:style style:name="T9" style:family="text">
      <style:text-properties fo:font-weight="bold" officeooo:rsid="008066ee" style:font-weight-asian="bold" style:font-weight-complex="bold"/>
    </style:style>
    <style:style style:name="T10" style:family="text">
      <style:text-properties fo:font-weight="bold" officeooo:rsid="00819d96" style:font-weight-asian="bold" style:font-weight-complex="bold"/>
    </style:style>
    <style:style style:name="T11" style:family="text">
      <style:text-properties fo:font-weight="bold" officeooo:rsid="00831b6e" style:font-weight-asian="bold" style:font-weight-complex="bold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fo:font-weight="bold" officeooo:rsid="0031c834" style:font-name-asian="Liberation Serif1" style:font-style-asian="normal" style:font-weight-asian="bold" style:font-name-complex="Liberation Serif1" style:font-style-complex="normal" style:font-weight-complex="bold"/>
    </style:style>
    <style:style style:name="T15" style:family="text">
      <style:text-properties fo:font-style="normal" fo:font-weight="bold" officeooo:rsid="00270b5b" style:font-name-asian="Liberation Serif1" style:font-style-asian="normal" style:font-weight-asian="bold" style:font-name-complex="Liberation Serif1" style:font-style-complex="normal" style:font-weight-complex="bold"/>
    </style:style>
    <style:style style:name="T16" style:family="text">
      <style:text-properties fo:font-style="normal" fo:font-weight="bold" officeooo:rsid="00795ded" style:font-name-asian="Liberation Serif1" style:font-style-asian="normal" style:font-weight-asian="bold" style:font-name-complex="Liberation Serif1" style:font-style-complex="normal" style:font-weight-complex="bold"/>
    </style:style>
    <style:style style:name="T17" style:family="text">
      <style:text-properties fo:font-style="normal" fo:font-weight="bold" officeooo:rsid="002b004f" style:font-name-asian="Liberation Serif1" style:font-style-asian="normal" style:font-weight-asian="bold" style:font-name-complex="Liberation Serif1" style:font-style-complex="normal" style:font-weight-complex="bold"/>
    </style:style>
    <style:style style:name="T18" style:family="text">
      <style:text-properties fo:font-style="normal" fo:font-weight="bold" officeooo:rsid="007f4e7d" style:font-name-asian="Liberation Serif1" style:font-style-asian="normal" style:font-weight-asian="bold" style:font-name-complex="Liberation Serif1" style:font-style-complex="normal" style:font-weight-complex="bold"/>
    </style:style>
    <style:style style:name="T19" style:family="text">
      <style:text-properties fo:font-style="normal" fo:font-weight="bold" officeooo:rsid="007dbd92" style:font-name-asian="Liberation Serif1" style:font-style-asian="normal" style:font-weight-asian="bold" style:font-name-complex="Liberation Serif1" style:font-style-complex="normal" style:font-weight-complex="bold"/>
    </style:style>
    <style:style style:name="T20" style:family="text">
      <style:text-properties fo:font-style="normal" fo:font-weight="bold" officeooo:rsid="00802b9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795ded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fo:font-style="normal" fo:font-weight="normal" officeooo:rsid="007a4e7e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7dbd92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style="normal" fo:font-weight="normal" officeooo:rsid="007f4e7d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fo:font-style="normal" fo:font-weight="normal" officeooo:rsid="00802b9d" style:font-name-asian="Liberation Serif1" style:font-style-asian="normal" style:font-weight-asian="normal" style:font-name-complex="Liberation Serif1" style:font-style-complex="normal" style:font-weight-complex="normal"/>
    </style:style>
    <style:style style:name="T26" style:family="text">
      <style:text-properties fo:font-style="normal" fo:font-weight="normal" officeooo:rsid="002b004f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fo:font-style="normal" officeooo:rsid="00270b5b" style:font-name-asian="Liberation Serif1" style:font-style-asian="normal" style:font-name-complex="Liberation Serif1" style:font-style-complex="normal"/>
    </style:style>
    <style:style style:name="T28" style:family="text">
      <style:text-properties fo:font-style="normal" officeooo:rsid="002aa3dc" style:font-name-asian="Liberation Serif1" style:font-style-asian="normal" style:font-name-complex="Liberation Serif1" style:font-style-complex="normal"/>
    </style:style>
    <style:style style:name="T29" style:family="text">
      <style:text-properties fo:font-style="normal" officeooo:rsid="002b004f" style:font-name-asian="Liberation Serif1" style:font-style-asian="normal" style:font-name-complex="Liberation Serif1" style:font-style-complex="normal"/>
    </style:style>
    <style:style style:name="T30" style:family="text">
      <style:text-properties fo:font-style="normal" officeooo:rsid="002b4220" style:font-name-asian="Liberation Serif1" style:font-style-asian="normal" style:font-name-complex="Liberation Serif1" style:font-style-complex="normal"/>
    </style:style>
    <style:style style:name="T31" style:family="text">
      <style:text-properties fo:font-style="normal" officeooo:rsid="004543d4" style:font-name-asian="Liberation Serif1" style:font-style-asian="normal" style:font-name-complex="Liberation Serif1" style:font-style-complex="normal"/>
    </style:style>
    <style:style style:name="T32" style:family="text">
      <style:text-properties fo:font-style="normal" officeooo:rsid="007dbd92" style:font-name-asian="Liberation Serif1" style:font-style-asian="normal" style:font-name-complex="Liberation Serif1" style:font-style-complex="normal"/>
    </style:style>
    <style:style style:name="T33" style:family="text">
      <style:text-properties fo:font-style="normal" officeooo:rsid="0031c834" style:font-name-asian="Liberation Serif1" style:font-style-asian="normal" style:font-name-complex="Liberation Serif1" style:font-style-complex="normal"/>
    </style:style>
    <style:style style:name="T34" style:family="text">
      <style:text-properties fo:font-style="normal" officeooo:rsid="007a4e7e" style:font-name-asian="Liberation Serif1" style:font-style-asian="normal" style:font-name-complex="Liberation Serif1" style:font-style-complex="normal"/>
    </style:style>
    <style:style style:name="T35" style:family="text">
      <style:text-properties fo:font-style="italic" fo:font-weight="bold" officeooo:rsid="00802b9d" style:font-style-asian="italic" style:font-weight-asian="bold" style:font-style-complex="italic" style:font-weight-complex="bold"/>
    </style:style>
    <style:style style:name="T36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font-size="5pt" fo:font-style="normal" fo:font-weight="normal" officeooo:rsid="007dbd92" style:font-name-asian="Liberation Serif1" style:font-size-asian="5pt" style:font-style-asian="normal" style:font-weight-asian="normal" style:font-name-complex="Liberation Serif1" style:font-size-complex="5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Dictée préparée / </text:span><text:span text:style-name="T2">6</text:span><text:span text:style-name="T12">e</text:span><text:span text:style-name="T1"> / T</text:span><text:span text:style-name="T8">3</text:span></text:p>
      <text:p text:style-name="P3"/>
      <text:p text:style-name="P2"><text:span text:style-name="T36">source : </text:span><text:a xlink:type="simple" xlink:href="http://dictee.ca/un-souper-imparfait/?ref=lalanguefrancaise.com" text:style-name="Internet_20_link" text:visited-style-name="Visited_20_Internet_20_Link"><text:span text:style-name="T36">http://dictee.ca/un-souper-imparfait/?ref=lalanguefrancaise.com</text:span></text:a></text:p>
      <text:p text:style-name="P3"/>
      <text:p text:style-name="P6"><text:span text:style-name="T1">Les expressions </text:span><text:span text:style-name="T3">encadrées</text:span><text:span text:style-name="T1"> ne sont pas à retenir.</text:span></text:p>
      <text:p text:style-name="P30">Un souper imparfait</text:p>
      <text:p text:style-name="P12"><text:span text:style-name="T37">Hier, le </text:span><text:span text:style-name="Strong_20_Emphasis"><text:span text:style-name="T37">Petit Chaperon Rouge</text:span></text:span><text:span text:style-name="T37"> a </text:span><text:span text:style-name="Strong_20_Emphasis"><text:span text:style-name="T37">vendangé</text:span></text:span><text:span text:style-name="T37"> des champignons verts et des champignons </text:span><text:span text:style-name="Strong_20_Emphasis"><text:span text:style-name="T37">orange</text:span></text:span><text:span text:style-name="T37"> qui poussaient dans la verte </text:span><text:span text:style-name="Strong_20_Emphasis"><text:span text:style-name="T37">forêt</text:span></text:span><text:span text:style-name="T37"> derrière chez elle. Ce soir, elle prépare une </text:span><text:span text:style-name="Strong_20_Emphasis"><text:span text:style-name="T37">crème de champignons</text:span></text:span><text:span text:style-name="T37"> des bois, car elle participe à l’émission </text:span><text:span text:style-name="Emphasis"><text:span text:style-name="T37">Un souper tout à fait parfait</text:span></text:span><text:span text:style-name="T37">! La soupe contiendra des </text:span><text:span text:style-name="Strong_20_Emphasis"><text:span text:style-name="T37">amanites</text:span></text:span><text:span text:style-name="T37"> </text:span><text:span text:style-name="Strong_20_Emphasis"><text:span text:style-name="T37">tue-mouches</text:span></text:span><text:span text:style-name="T37"> et des </text:span><text:span text:style-name="Strong_20_Emphasis"><text:span text:style-name="T37">amanites phalloïdes</text:span></text:span><text:span text:style-name="T37"> qu’elle a </text:span><text:span text:style-name="Strong_20_Emphasis"><text:span text:style-name="T37">ramassées</text:span></text:span><text:span text:style-name="T37"> sous un gros </text:span><text:span text:style-name="Strong_20_Emphasis"><text:span text:style-name="T37">orme</text:span></text:span><text:span text:style-name="T37">. </text:span><text:span text:style-name="Strong_20_Emphasis"><text:span text:style-name="T37">Blanche-Neige</text:span></text:span><text:span text:style-name="T37">, qui rend </text:span><text:span text:style-name="Strong_20_Emphasis"><text:span text:style-name="T37">quelquefois</text:span></text:span><text:span text:style-name="T37"> visite à son </text:span><text:span text:style-name="Strong_20_Emphasis"><text:span text:style-name="T37">amie</text:span></text:span><text:span text:style-name="T37">, a vu les champignons dans la maison et a terriblement peur. Les nains l’ont </text:span><text:span text:style-name="Strong_20_Emphasis"><text:span text:style-name="T37">prévenue</text:span></text:span><text:span text:style-name="T37"> : ces </text:span><text:span text:style-name="Strong_20_Emphasis"><text:span text:style-name="T37">cryptogames</text:span></text:span><text:span text:style-name="T37"> sont </text:span><text:span text:style-name="Strong_20_Emphasis"><text:span text:style-name="T37">vénéneux</text:span></text:span><text:span text:style-name="T37">. Le Petit Chaperon Rouge, toutefois, est </text:span><text:span text:style-name="Strong_20_Emphasis"><text:span text:style-name="T37">incrédule</text:span></text:span><text:span text:style-name="T37">. Les champignons, que lui a </text:span><text:span text:style-name="Strong_20_Emphasis"><text:span text:style-name="T37">montrés</text:span></text:span><text:span text:style-name="T37"> un </text:span><text:span text:style-name="Strong_20_Emphasis"><text:span text:style-name="T37">mycologue</text:span></text:span><text:span text:style-name="T37">, sont </text:span><text:span text:style-name="Strong_20_Emphasis"><text:span text:style-name="T37">comestibles</text:span></text:span><text:span text:style-name="T37">! Blanche-Neige se demande donc comment convaincre son amie que les invités </text:span><text:span text:style-name="Strong_20_Emphasis"><text:span text:style-name="T37">seront</text:span></text:span><text:span text:style-name="T37"> tous </text:span><text:span text:style-name="Strong_20_Emphasis"><text:span text:style-name="T37">intoxiqués</text:span></text:span><text:span text:style-name="T37"> après avoir </text:span><text:span text:style-name="Strong_20_Emphasis"><text:span text:style-name="T37">ingéré</text:span></text:span><text:span text:style-name="T37"> une soupe préparée avec de tels champignons! Blanche-Neige se </text:span><text:span text:style-name="Strong_20_Emphasis"><text:span text:style-name="T37">rue</text:span></text:span><text:span text:style-name="T37"> sur le téléphone pour que les nains viennent à sa rescousse ! </text:span></text:p>
      <text:p text:style-name="P16"/>
      <text:p text:style-name="P11"/>
      <text:p text:style-name="P31">Un souper imparfait</text:p>
      <text:p text:style-name="P14"><text:span text:style-name="T13">Hier, le </text:span><text:span text:style-name="Strong_20_Emphasis"><text:span text:style-name="T13">Petit Chaperon Rouge</text:span></text:span><text:span text:style-name="T13"> </text:span><text:span text:style-name="T1">a </text:span><text:span text:style-name="Strong_20_Emphasis"><text:span text:style-name="T1">vendangé</text:span></text:span><text:span text:style-name="Strong_20_Emphasis"><text:span text:style-name="T4">[accord du participe passé avec avoir : le COD est placé après, pas d’accord]</text:span></text:span><text:span text:style-name="T13"> des champignons verts et des champignons </text:span><text:span text:style-name="Strong_20_Emphasis"><text:span text:style-name="T1">orange</text:span></text:span><text:span text:style-name="Strong_20_Emphasis"><text:span text:style-name="T4">[adjectif de couleur qui demeure invariable]</text:span></text:span><text:span text:style-name="T13"> qui poussaient dans la verte </text:span><text:span text:style-name="Strong_20_Emphasis"><text:span text:style-name="T13">forêt</text:span></text:span><text:span text:style-name="T13"> derrière chez elle. Ce soir, elle prépare une </text:span><text:span text:style-name="Strong_20_Emphasis"><text:span text:style-name="T13">crème de </text:span></text:span><text:span text:style-name="Strong_20_Emphasis"><text:span text:style-name="T1">champignons</text:span></text:span><text:span text:style-name="Strong_20_Emphasis"><text:span text:style-name="T4">[on </text:span></text:span><text:span text:style-name="Strong_20_Emphasis"><text:span text:style-name="T7">peut aussi écrire</text:span></text:span><text:span text:style-name="Strong_20_Emphasis"><text:span text:style-name="T4"> « champignon » au singulier]</text:span></text:span><text:span text:style-name="T13"> des bois, car elle participe à l’émission </text:span><text:span text:style-name="Emphasis"><text:span text:style-name="T13">Un souper tout à fait parfait</text:span></text:span><text:span text:style-name="T13">! La soupe contiendra des </text:span><text:span text:style-name="Strong_20_Emphasis"><text:span text:style-name="T13">amanites</text:span></text:span><text:span text:style-name="T13"> </text:span><text:span text:style-name="Strong_20_Emphasis"><text:span text:style-name="T1">tue-mouches</text:span></text:span><text:span text:style-name="Strong_20_Emphasis"><text:span text:style-name="T4">[« tue » est un verbe et ne peut prendre la marque du pluriel -s]</text:span></text:span><text:span text:style-name="T13"> et des </text:span><text:span text:style-name="Strong_20_Emphasis"><text:span text:style-name="T1">amanites phalloïdes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il s’agit d’un champignon vénéneux]</text:span></text:span><text:span text:style-name="T13"> qu’elle a </text:span><text:span text:style-name="Strong_20_Emphasis"><text:span text:style-name="T1">ramassées</text:span></text:span><text:span text:style-name="Strong_20_Emphasis"><text:span text:style-name="T4">[accord du participe passé avec avoir : le COD est placé avant le verbe, d’où l’accord]</text:span></text:span><text:span text:style-name="T13"> sous un gros </text:span><text:span text:style-name="Strong_20_Emphasis"><text:span text:style-name="T1">orme</text:span></text:span><text:span text:style-name="Strong_20_Emphasis"><text:span text:style-name="T10">[</text:span></text:span><text:span text:style-name="Strong_20_Emphasis"><text:span text:style-name="T11">=</text:span></text:span><text:span text:style-name="Strong_20_Emphasis"><text:span text:style-name="T10">grand arbre aux feuilles dentelées]</text:span></text:span><text:span text:style-name="T13">. </text:span><text:span text:style-name="Strong_20_Emphasis"><text:span text:style-name="T13">Blanche-Neige</text:span></text:span><text:span text:style-name="T13">, qui rend </text:span><text:span text:style-name="Strong_20_Emphasis"><text:span text:style-name="T13">quelquefois</text:span></text:span><text:span text:style-name="T13"> visite à son </text:span><text:span text:style-name="Strong_20_Emphasis"><text:span text:style-name="T13">amie</text:span></text:span><text:span text:style-name="T13">, </text:span><text:span text:style-name="T1">a vu</text:span><text:span text:style-name="Strong_20_Emphasis"><text:span text:style-name="T4">[accord du participe passé avec avoir : le COD est placé après, pas d’accord]</text:span></text:span><text:span text:style-name="T13"> les champignons dans la maison et a terriblement peur. Les nains l’</text:span><text:span text:style-name="T1">ont </text:span><text:span text:style-name="Strong_20_Emphasis"><text:span text:style-name="T1">prévenue</text:span></text:span><text:span text:style-name="Strong_20_Emphasis"><text:span text:style-name="T4">[accord du participe passé avec avoir : le COD est placé avant le verbe, d’où l’accord]</text:span></text:span><text:span text:style-name="T13"> : ces </text:span><text:span text:style-name="Strong_20_Emphasis"><text:span text:style-name="T1">cryptogames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tous les végétaux sans fruits, sans graines et sans fleurs]</text:span></text:span><text:span text:style-name="T13"> sont </text:span><text:span text:style-name="Strong_20_Emphasis"><text:span text:style-name="T1">vénéneux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qui contient du poison]</text:span></text:span><text:span text:style-name="T13">. Le Petit Chaperon Rouge, toutefois, est </text:span><text:span text:style-name="Strong_20_Emphasis"><text:span text:style-name="T1">incrédule</text:span></text:span><text:span text:style-name="Strong_20_Emphasis"><text:span text:style-name="T5">[=n’arrive pas à le croire]</text:span></text:span><text:span text:style-name="T13">. Les champignons, que lui </text:span><text:span text:style-name="T1">a </text:span><text:span text:style-name="Strong_20_Emphasis"><text:span text:style-name="T1">montrés</text:span></text:span><text:span text:style-name="Strong_20_Emphasis"><text:span text:style-name="T4">[accord du participe passé avec avoir : le COD est placé avant le verbe, d’où l’accord]</text:span></text:span><text:span text:style-name="T13"> un </text:span><text:span text:style-name="Strong_20_Emphasis"><text:span text:style-name="T1">mycologue</text:span></text:span><text:span text:style-name="Strong_20_Emphasis"><text:span text:style-name="T5">[un spécialiste des champignons]</text:span></text:span><text:span text:style-name="T13">, sont </text:span><text:span text:style-name="Strong_20_Emphasis"><text:span text:style-name="T1">comestibles</text:span></text:span><text:span text:style-name="Strong_20_Emphasis"><text:span text:style-name="T5">[=ils peuvent être mangés]</text:span></text:span><text:span text:style-name="Strong_20_Emphasis"><text:span text:style-name="T13"> </text:span></text:span><text:span text:style-name="T13">! Blanche-Neige se demande donc comment convaincre son amie que les invités </text:span><text:span text:style-name="Strong_20_Emphasis"><text:span text:style-name="T13">seront</text:span></text:span><text:span text:style-name="T13"> tous </text:span><text:span text:style-name="Strong_20_Emphasis"><text:span text:style-name="T13">intoxiqués</text:span></text:span><text:span text:style-name="T13"> après avoir </text:span><text:span text:style-name="Strong_20_Emphasis"><text:span text:style-name="T1">ingéré</text:span></text:span><text:span text:style-name="Strong_20_Emphasis"><text:span text:style-name="T5">[=avalé ; </text:span></text:span><text:span text:style-name="Strong_20_Emphasis"><text:span text:style-name="T4">accord du participe passé avec avoir : le COD est placé après, pas d’accord</text:span></text:span><text:span text:style-name="Strong_20_Emphasis"><text:span text:style-name="T5">]</text:span></text:span><text:span text:style-name="T13"> une soupe préparée avec de tels champignons ! Blanche-Neige </text:span><text:span text:style-name="T1">se </text:span><text:span text:style-name="Strong_20_Emphasis"><text:span text:style-name="T1">rue</text:span></text:span><text:span text:style-name="Strong_20_Emphasis"><text:span text:style-name="T5">[</text:span></text:span><text:span text:style-name="Strong_20_Emphasis"><text:span text:style-name="T8">verbe </text:span></text:span><text:span text:style-name="Strong_20_Emphasis"><text:span text:style-name="T35">se ruer</text:span></text:span><text:span text:style-name="Strong_20_Emphasis"><text:span text:style-name="T20">, </text:span></text:span><text:span text:style-name="Strong_20_Emphasis"><text:span text:style-name="T5">=se précipite</text:span></text:span><text:span text:style-name="Strong_20_Emphasis"><text:span text:style-name="T9">r</text:span></text:span><text:span text:style-name="Strong_20_Emphasis"><text:span text:style-name="T5">]</text:span></text:span><text:span text:style-name="T13"> sur le téléphone pour que les nains viennent à sa </text:span><text:span text:style-name="T1">rescousse</text:span><text:span text:style-name="T5">[=à son aide]</text:span><text:span text:style-name="T13"> !</text:span></text:p>
      <text:p text:style-name="P27"/>
      <text:p text:style-name="P17"><text:span text:style-name="T14">► </text:span><text:span text:style-name="T16">quelquefois / quelques fois </text:span><text:span text:style-name="T21">: quelquefois (sans -s à quelque !) signifie « parfois » et « quelques fois » signifie « deux ou trois fois ».</text:span></text:p>
      <text:p text:style-name="P28"/>
      <text:p text:style-name="P23"><text:span text:style-name="T33">► </text:span><text:span text:style-name="T34">seront / serons</text:span></text:p>
      <text:p text:style-name="P18"><text:span text:style-name="T22"><text:tab/></text:span><text:span text:style-name="T25">je serai</text:span></text:p>
      <text:p text:style-name="P25"><text:tab/>tu seras</text:p>
      <text:p text:style-name="P26"><text:tab/>il sera</text:p>
      <text:p text:style-name="P26"><text:tab/>nous serons</text:p>
      <text:p text:style-name="P26"><text:tab/>vous serez</text:p>
      <text:p text:style-name="P26"><text:tab/>ils seront</text:p>
      <text:p text:style-name="P29"/>
      <text:p text:style-name="P24"><text:span text:style-name="T33">► </text:span><text:span text:style-name="T32">son / sont</text:span></text:p>
      <text:p text:style-name="P19"><text:span text:style-name="T23"><text:tab/>son<text:tab/>: déterminant possessif </text:span><text:span text:style-name="T24">(masculin singulier)<text:tab/><text:tab/>: <text:s/>[elle] se demande donc comment convaincre </text:span><text:span text:style-name="T18">son</text:span><text:span text:style-name="T24"> amie</text:span></text:p>
      <text:p text:style-name="P19"><text:span text:style-name="T23"><text:tab/>sont<text:tab/>: être, indicatif.présent.3S<text:tab/><text:tab/><text:tab/><text:tab/>: <text:s/>ces </text:span><text:span text:style-name="Strong_20_Emphasis"><text:span text:style-name="T23">cryptogames</text:span></text:span><text:span text:style-name="T23"> </text:span><text:span text:style-name="T19">sont</text:span><text:span text:style-name="T23"> </text:span><text:span text:style-name="Strong_20_Emphasis"><text:span text:style-name="T23">vénéneux</text:span></text:span></text:p>
      <text:p text:style-name="P19"><text:span text:style-name="Strong_20_Emphasis"><text:span text:style-name="T39"/></text:span></text:p>
      <text:p text:style-name="P20"><text:span text:style-name="T14">► </text:span><text:span text:style-name="T15">ses / ces / c’est</text:span></text:p>
      <text:p text:style-name="P21"><text:span text:style-name="T27"><text:tab/></text:span><text:span text:style-name="T31">ses<text:tab/>: </text:span><text:span text:style-name="T28">déterminant possessif</text:span></text:p>
      <text:p text:style-name="P22"><text:span text:style-name="T28"><text:tab/></text:span><text:span text:style-name="T31">ces<text:tab/>: </text:span><text:span text:style-name="T29">déterminant démonstratif<text:tab/><text:tab/><text:tab/><text:tab/>: <text:s/></text:span><text:span text:style-name="T17">ces</text:span><text:span text:style-name="T29"> </text:span><text:span text:style-name="Strong_20_Emphasis"><text:span text:style-name="T26">cryptogames</text:span></text:span><text:span text:style-name="T29"> sont </text:span><text:span text:style-name="Strong_20_Emphasis"><text:span text:style-name="T26">vénéneux</text:span></text:span></text:p>
      <text:p text:style-name="P21"><text:span text:style-name="T29"><text:tab/></text:span><text:span text:style-name="T31">c’est<text:tab/>: </text:span><text:span text:style-name="T30">pronom démonstratif neutre + verbe être</text:span></text:p>
      <text:p text:style-name="P8"><text:soft-page-break/><text:span text:style-name="T1">Dictée préparée / </text:span><text:span text:style-name="T2">6</text:span><text:span text:style-name="T12">e</text:span><text:span text:style-name="T1"> / T</text:span><text:span text:style-name="T8">3</text:span></text:p>
      <text:p text:style-name="P4"/>
      <text:p text:style-name="P5">source :</text:p>
      <text:p text:style-name="P1"><text:a xlink:type="simple" xlink:href="http://dictee.ca/un-souper-imparfait/?ref=lalanguefrancaise.com" text:style-name="Internet_20_link" text:visited-style-name="Visited_20_Internet_20_Link"><text:span text:style-name="T36">http://dictee.ca/un-souper-imparfait/?ref=lalanguefrancaise.com</text:span></text:a></text:p>
      <text:p text:style-name="P4"/>
      <text:p text:style-name="P7"><text:span text:style-name="T1">Les expressions </text:span><text:span text:style-name="T3">encadrées</text:span><text:span text:style-name="T1"> ne sont pas à retenir.</text:span></text:p>
      <text:p text:style-name="P9"/>
      <text:p text:style-name="P10"/>
      <text:p text:style-name="P32">Un souper imparfait</text:p>
      <text:p text:style-name="P13"><text:span text:style-name="T38">Hier, le </text:span><text:span text:style-name="Strong_20_Emphasis"><text:span text:style-name="T38">Petit Chaperon Rouge</text:span></text:span><text:span text:style-name="T38"> a </text:span><text:span text:style-name="Strong_20_Emphasis"><text:span text:style-name="T38">vendangé</text:span></text:span><text:span text:style-name="T38"> des champignons _______________ et des champignons </text:span><text:span text:style-name="Strong_20_Emphasis"><text:span text:style-name="T38">orange</text:span></text:span><text:span text:style-name="T38"> qui poussaient dans la verte </text:span><text:span text:style-name="Strong_20_Emphasis"><text:span text:style-name="T38">_______________</text:span></text:span><text:span text:style-name="T38"> derrière chez elle. Ce soir, elle prépare une </text:span><text:span text:style-name="Strong_20_Emphasis"><text:span text:style-name="T38">crème de champignons</text:span></text:span><text:span text:style-name="T38"> des _______________, car elle participe _______________ l’émission </text:span><text:span text:style-name="Emphasis"><text:span text:style-name="T38">Un souper tout à fait parfait</text:span></text:span><text:span text:style-name="T38">! La soupe contiendra des </text:span><text:span text:style-name="Strong_20_Emphasis"><text:span text:style-name="T38">amanites</text:span></text:span><text:span text:style-name="T38"> </text:span><text:span text:style-name="Strong_20_Emphasis"><text:span text:style-name="T38">tue-mouches</text:span></text:span><text:span text:style-name="T38"> et des </text:span><text:span text:style-name="Strong_20_Emphasis"><text:span text:style-name="T38">amanites phalloïdes</text:span></text:span><text:span text:style-name="T38"> qu’elle a </text:span><text:span text:style-name="Strong_20_Emphasis"><text:span text:style-name="T38">ramassées</text:span></text:span><text:span text:style-name="T38"> sous un gros </text:span><text:span text:style-name="Strong_20_Emphasis"><text:span text:style-name="T38">_______________</text:span></text:span><text:span text:style-name="T38">. </text:span><text:span text:style-name="Strong_20_Emphasis"><text:span text:style-name="T38">Blanche-Neige</text:span></text:span><text:span text:style-name="T38">, qui _______________ </text:span><text:span text:style-name="Strong_20_Emphasis"><text:span text:style-name="T38">quelquefois</text:span></text:span><text:span text:style-name="T38"> visite à son </text:span><text:span text:style-name="Strong_20_Emphasis"><text:span text:style-name="T38">amie</text:span></text:span><text:span text:style-name="T38">, a vu les _______________ dans la maison et _______________ terriblement peur. Les nains _______________ </text:span><text:span text:style-name="Strong_20_Emphasis"><text:span text:style-name="T38">prévenue</text:span></text:span><text:span text:style-name="T38"> : _______________ </text:span><text:span text:style-name="Strong_20_Emphasis"><text:span text:style-name="T38">cryptogames</text:span></text:span><text:span text:style-name="T38"> _______________ </text:span><text:span text:style-name="Strong_20_Emphasis"><text:span text:style-name="T38">vénéneux</text:span></text:span><text:span text:style-name="T38">. Le Petit Chaperon Rouge, toutefois, est </text:span><text:span text:style-name="Strong_20_Emphasis"><text:span text:style-name="T38">_______________</text:span></text:span><text:span text:style-name="T38">. Les champignons, que lui a </text:span><text:span text:style-name="Strong_20_Emphasis"><text:span text:style-name="T38">_______________</text:span></text:span><text:span text:style-name="T38"> un </text:span><text:span text:style-name="Strong_20_Emphasis"><text:span text:style-name="T38">mycologue</text:span></text:span><text:span text:style-name="T38">, sont </text:span><text:span text:style-name="Strong_20_Emphasis"><text:span text:style-name="T38">comestibles</text:span></text:span><text:span text:style-name="T38">! Blanche-Neige se demande donc comment convaincre son _______________ que les invités </text:span><text:span text:style-name="Strong_20_Emphasis"><text:span text:style-name="T38">seront</text:span></text:span><text:span text:style-name="T38"> _______________ </text:span><text:span text:style-name="Strong_20_Emphasis"><text:span text:style-name="T38">intoxiqués</text:span></text:span><text:span text:style-name="T38"> _______________ avoir </text:span><text:span text:style-name="Strong_20_Emphasis"><text:span text:style-name="T38">_______________</text:span></text:span><text:span text:style-name="T38"> une soupe _______________ avec de tels champignons! Blanche-Neige se </text:span><text:span text:style-name="Strong_20_Emphasis"><text:span text:style-name="T38">_______________</text:span></text:span><text:span text:style-name="T38"> sur le téléphone pour que les nains viennent à sa _______________ 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1:23.158000000</meta:creation-date>
    <dc:date>2020-07-11T17:31:59.622946872</dc:date>
    <meta:editing-duration>PT1H27M31S</meta:editing-duration>
    <meta:editing-cycles>73</meta:editing-cycles>
    <meta:generator>LibreOffice/6.0.7.3$Linux_X86_64 LibreOffice_project/00m0$Build-3</meta:generator>
    <meta:print-date>2020-02-02T15:19:52.107323986</meta:print-date>
    <meta:document-statistic meta:table-count="0" meta:image-count="0" meta:object-count="0" meta:page-count="2" meta:paragraph-count="28" meta:word-count="728" meta:character-count="4789" meta:non-whitespace-character-count="4066"/>
  </office:meta>
</office:document-meta>
</file>